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0a87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e21ff5"/>
    </style:style>
    <style:style style:name="T56" style:family="text">
      <style:text-properties officeooo:rsid="0233449b"/>
    </style:style>
    <style:style style:name="T57" style:family="text">
      <style:text-properties officeooo:rsid="02317916"/>
    </style:style>
    <style:style style:name="T58" style:family="text">
      <style:text-properties officeooo:rsid="034a2232"/>
    </style:style>
    <style:style style:name="T59" style:family="text">
      <style:text-properties officeooo:rsid="0387836c"/>
    </style:style>
    <style:style style:name="T60" style:family="text">
      <style:text-properties officeooo:rsid="03b4652d"/>
    </style:style>
    <style:style style:name="T61" style:family="text">
      <style:text-properties officeooo:rsid="03b75219"/>
    </style:style>
    <style:style style:name="T62" style:family="text">
      <style:text-properties officeooo:rsid="047091ad"/>
    </style:style>
    <style:style style:name="T63" style:family="text">
      <style:text-properties officeooo:rsid="0471ec6f"/>
    </style:style>
    <style:style style:name="T64" style:family="text">
      <style:text-properties officeooo:rsid="0473a949"/>
    </style:style>
    <style:style style:name="T65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60">Esser-</text:span>Skala, 201<text:span text:style-name="T62">9</text:span></text:p>
      <text:p text:style-name="P20"/>
      <text:p text:style-name="P20"/>
      <text:p text:style-name="P15">© 201<text:span text:style-name="T62">9</text:span> by Wolfgang <text:span text:style-name="T60">Esser-</text:span>Skala. This edition is licensed under the<text:span text:style-name="T58"><text:line-break/></text:span>Creative Commons Attribution<text:span text:style-name="T53">-NonCommercial-ShareAlike</text:span> 4.0 International License.<text:span text:style-name="T58"><text:line-break/></text:span>To view a copy of this license, visit http://creativecommons.org/licenses/by<text:span text:style-name="T54">-nc-sa</text:span>/4.0/.</text:p>
      <text:p text:style-name="P14"/>
      <text:p text:style-name="P16">Music engraving by LilyPond 2.18.0 (http://www.lilypond.org).<text:span text:style-name="T52"><text:line-break/>Front matter</text:span> typeset with EB Garamond (http://www.georgduffner.at/ebgaramond).</text:p>
      <text:p text:style-name="P20"/>
      <text:p text:style-name="P13">First <text:span text:style-name="T55">version</text:span>, <text:span text:style-name="T62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4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4"> </text:span>Mus.2973-D-<text:span text:style-name="T63">16</text:span>).<text:span text:style-name="T64"><text:line-break/></text:span><text:tab/>http://digital.slub-dresden.de/<text:span text:style-name="T8">id42603967X</text:span> (siglum Mus.2973-D-<text:span text:style-name="T63">19</text:span>)</text:p>
      <text:p text:style-name="P3"/>
      <text:p text:style-name="P4">In general, this edition closely follows the <text:span text:style-name="T59">manuscript</text:span>. Any changes <text:span text:style-name="T5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5">g l o r i a</text:span></text:p>
      <text:p text:style-name="P7"/>
      <text:p text:style-name="P11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S one octave lower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7">wolfgang</text:span> (at) <text:span text:style-name="T56">esser-skala</text:span>.at<text:span text:style-name="T57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9">Salzburg, </text:span><text:span text:style-name="T14">July</text:span><text:span text:style-name="T9"> 201</text:span><text:span text:style-name="T14">9</text:span><text:line-break/>Wolfgang <text:span text:style-name="T60">Esser-</text:span>Skala</text:p>
      <text:p text:style-name="P26"/>
      <text:p text:style-name="P24"><text:span text:style-name="T58"><text:line-break/></text:span>C O N T E N T S</text:p>
      <text:p text:style-name="P18"/>
      <text:p text:style-name="P17"/>
      <text:p text:style-name="P19"><text:span text:style-name="T3">Kyrie</text:span><text:span text:style-name="T61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30T22:34:37.215960929</dc:date>
    <dc:creator>Wolfgang Skala</dc:creator>
    <meta:editing-duration>P12DT7H24M44S</meta:editing-duration>
    <meta:editing-cycles>1097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562" meta:character-count="3041" meta:non-whitespace-character-count="2476"/>
  </office:meta>
</office:document-meta>
</file>